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5_15-30-06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5_18-07-28_000.jpg</text:p>
          </table:table-cell>
          <table:table-cell table:style-name="ce17" office:value-type="string">
            <text:p>:m RES 1*1 / free# JVEMV6 70#_30 / 70. CO2 / w:capillary;,topic=~,other=~,think~</text:p>
          </table:table-cell>
          <table:table-cell table:style-name="ce4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7" table:formula="of:=IF([.E3]=&quot;&quot;;[.C3];CONCATENATE([.C3];&quot; / &quot;;[.E3]))" office:value-type="string" office:string-value=":m RES 1*1 / free# JVEMV6 70#_30 / 70. CO2 / w:capillary;,topic=~,other=~,think~">
            <text:p>:m RES 1*1 / free# JVEMV6 70#_30 / 70. CO2 / w:capillary;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5_19-07-24_000.jpg</text:p>
          </table:table-cell>
          <table:table-cell table:style-name="ce17" office:value-type="string">
            <text:p>:m :篠笛,shinobue 1-2*2 / session-memo / s.1:prac,for=h-5~&gt;3,problem=音が詰まる \\\ s.2:prac,for=seq:oc-1_h-1~7 \\\ s.3:prac,for=scale:key-D;E;F \\\ s.4:todays-melody,genr=~,for=~,key=D,tempo=85-90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4]=&quot;&quot;;[.C4];CONCATENATE([.C4];&quot; / &quot;;[.E4]))" office:value-type="string" office:string-value=":m :篠笛,shinobue 1-2*2 / session-memo / s.1:prac,for=h-5~&gt;3,problem=音が詰まる \\\ s.2:prac,for=seq:oc-1_h-1~7 \\\ s.3:prac,for=scale:key-D;E;F \\\ s.4:todays-melody,genr=~,for=~,key=D,tempo=85-90">
            <text:p>:m :篠笛,shinobue 1-2*2 / session-memo / s.1:prac,for=h-5~&gt;3,problem=音が詰まる \\\ s.2:prac,for=seq:oc-1_h-1~7 \\\ s.3:prac,for=scale:key-D;E;F \\\ s.4:todays-melody,genr=~,for=~,key=D,tempo=85-9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1-04-05_20-30-10_000.jpg</text:p>
          </table:table-cell>
          <table:table-cell table:style-name="ce17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18"/>
          <table:table-cell table:style-name="ce4"/>
          <table:table-cell table:style-name="ce4" office:value-type="string">
            <text:p>N-35-35-29.315185 E-139-34-49.324951</text:p>
          </table:table-cell>
          <table:table-cell table:style-name="ce37" table:formula="of:=IF([.E5]=&quot;&quot;;[.C5];CONCATENATE([.C5];&quot; / &quot;;[.E5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6_02-27-56_000.jpg</text:p>
          </table:table-cell>
          <table:table-cell table:style-name="ce18" office:value-type="string">
            <text:p>:m other / log / 寝る前　ウェブ閲覧　記録　（for オナニー） / 了 （空想；直前）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7" table:formula="of:=IF([.E6]=&quot;&quot;;[.C6];CONCATENATE([.C6];&quot; / &quot;;[.E6]))" office:value-type="string" office:string-value=":m other / log / 寝る前　ウェブ閲覧　記録　（for オナニー） / 了 （空想；直前）">
            <text:p>:m other / log / 寝る前　ウェブ閲覧　記録　（for オナニー） / 了 （空想；直前）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6_02-28-01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72467 E-139-34-49.489746</text:p>
          </table:table-cell>
          <table:table-cell table:style-name="ce37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6_07-48-43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7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5_18-46-00_000.mp4</text:p>
          </table:table-cell>
          <table:table-cell table:style-name="ce8" office:value-type="string">
            <text:p>:VIDEO / @自室 / 記録 / jap.flute / 演奏、play / f-2021-0405-1 / R=1</text:p>
          </table:table-cell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string" office:string-value=":VIDEO / @自室 / 記録 / jap.flute / 演奏、play / f-2021-0405-1 / R=1">
            <text:p>:VIDEO / @自室 / 記録 / jap.flute / 演奏、play / f-2021-0405-1 / 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2021/04/06</text:date>, <text:time>10:00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6T10:00:18.05</dc:date>
    <dc:creator>iwabuchi ken</dc:creator>
    <meta:editing-duration>P32DT11H34M39S</meta:editing-duration>
    <meta:editing-cycles>12076</meta:editing-cycles>
    <meta:document-statistic meta:table-count="1" meta:cell-count="342" meta:object-count="0"/>
  </office:meta>
</office:document-meta>
</file>